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optimal?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mu+sigma</text:p>
          </table:table-cell>
          <table:table-cell table:style-name="ce1" office:value-type="string" calcext:value-type="string">
            <text:p>mu+1,5sigma</text:p>
          </table:table-cell>
          <table:table-cell table:style-name="ce1" office:value-type="string" calcext:value-type="string">
            <text:p>mu+2sigma</text:p>
          </table:table-cell>
          <table:table-cell table:style-name="ce1"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0.7977124445145" calcext:value-type="float">
            <text:p>20,7977124445145</text:p>
          </table:table-cell>
          <table:table-cell office:value-type="float" office:value="7.4010540031254" calcext:value-type="float">
            <text:p>7,4010540031254</text:p>
          </table:table-cell>
          <table:table-cell table:formula="of:=[.$D2]+[.$E2]" office:value-type="float" office:value="28.1987664476399" calcext:value-type="float">
            <text:p>28,1987664476399</text:p>
          </table:table-cell>
          <table:table-cell table:formula="of:=[.$D2]+1.5*[.$E2]" office:value-type="float" office:value="31.8992934492026" calcext:value-type="float">
            <text:p>31,8992934492026</text:p>
          </table:table-cell>
          <table:table-cell table:formula="of:=[.$D2]+2*[.$E2]" office:value-type="float" office:value="35.5998204507653" calcext:value-type="float">
            <text:p>35,599820450765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lt;=169</text:p>
          </table:table-cell>
          <table:table-cell office:value-type="float" office:value="132.699684711126" calcext:value-type="float">
            <text:p>132,699684711126</text:p>
          </table:table-cell>
          <table:table-cell office:value-type="float" office:value="26.0342947776297" calcext:value-type="float">
            <text:p>26,0342947776297</text:p>
          </table:table-cell>
          <table:table-cell table:formula="of:=[.$D3]+[.$E3]" office:value-type="float" office:value="158.733979488756" calcext:value-type="float">
            <text:p>158,733979488756</text:p>
          </table:table-cell>
          <table:table-cell table:formula="of:=[.$D3]+1.5*[.$E3]" office:value-type="float" office:value="171.751126877571" calcext:value-type="float">
            <text:p>171,751126877571</text:p>
          </table:table-cell>
          <table:table-cell table:formula="of:=[.$D3]+2*[.$E3]" office:value-type="float" office:value="184.768274266386" calcext:value-type="float">
            <text:p>184,76827426638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2.7760942461749" calcext:value-type="float">
            <text:p>32,7760942461749</text:p>
          </table:table-cell>
          <table:table-cell office:value-type="float" office:value="8.4809850837947" calcext:value-type="float">
            <text:p>8,4809850837947</text:p>
          </table:table-cell>
          <table:table-cell table:formula="of:=[.$D4]+[.$E4]" office:value-type="float" office:value="41.2570793299696" calcext:value-type="float">
            <text:p>41,2570793299696</text:p>
          </table:table-cell>
          <table:table-cell table:formula="of:=[.$D4]+1.5*[.$E4]" office:value-type="float" office:value="45.497571871867" calcext:value-type="float">
            <text:p>45,497571871867</text:p>
          </table:table-cell>
          <table:table-cell table:formula="of:=[.$D4]+2*[.$E4]" office:value-type="float" office:value="49.7380644137643" calcext:value-type="float">
            <text:p>49,73806441376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0.5125960790726" calcext:value-type="float">
            <text:p>20,5125960790726</text:p>
          </table:table-cell>
          <table:table-cell office:value-type="float" office:value="6.42582609547118" calcext:value-type="float">
            <text:p>6,42582609547118</text:p>
          </table:table-cell>
          <table:table-cell table:formula="of:=[.$D5]+[.$E5]" office:value-type="float" office:value="26.9384221745438" calcext:value-type="float">
            <text:p>26,9384221745438</text:p>
          </table:table-cell>
          <table:table-cell table:formula="of:=[.$D5]+1.5*[.$E5]" office:value-type="float" office:value="30.1513352222793" calcext:value-type="float">
            <text:p>30,1513352222793</text:p>
          </table:table-cell>
          <table:table-cell table:formula="of:=[.$D5]+2*[.$E5]" office:value-type="float" office:value="33.3642482700149" calcext:value-type="float">
            <text:p>33,364248270014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5.9962130633725" calcext:value-type="float">
            <text:p>25,9962130633725</text:p>
          </table:table-cell>
          <table:table-cell office:value-type="float" office:value="8.39152190163652" calcext:value-type="float">
            <text:p>8,39152190163652</text:p>
          </table:table-cell>
          <table:table-cell table:formula="of:=[.$D6]+[.$E6]" office:value-type="float" office:value="34.3877349650091" calcext:value-type="float">
            <text:p>34,3877349650091</text:p>
          </table:table-cell>
          <table:table-cell table:formula="of:=[.$D6]+1.5*[.$E6]" office:value-type="float" office:value="38.5834959158273" calcext:value-type="float">
            <text:p>38,5834959158273</text:p>
          </table:table-cell>
          <table:table-cell table:formula="of:=[.$D6]+2*[.$E6]" office:value-type="float" office:value="42.7792568666456" calcext:value-type="float">
            <text:p>42,779256866645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pl" fo:country="PL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.00.0000</text:date>, <text:time style:data-style-name="N2" text:time-value="19:01:22.49498909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13:59:18.972162707</meta:creation-date>
    <dc:date>2022-06-25T20:17:16.917326016</dc:date>
    <meta:editing-duration>PT2H28S</meta:editing-duration>
    <meta:editing-cycles>13</meta:editing-cycles>
    <meta:generator>LibreOffice/7.2.7.2$Linux_X86_64 LibreOffice_project/20$Build-2</meta:generator>
    <meta:document-statistic meta:table-count="1" meta:cell-count="48" meta:object-count="0"/>
  </office:meta>
</office:document-meta>
</file>